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AttachmentTests.property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AttachmentTests.metadata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AttachmentTests.metadataIs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Attachmen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